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3_16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Philip Cowe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May 14, 1891</text:p>
      <text:p text:style-name="P6">Month<text:tab/><text:tab/><text:tab/><text:tab/><text:tab/><text:tab/>May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New York</text:p>
      <text:p text:style-name="P6">State<text:tab/><text:tab/><text:tab/><text:tab/><text:tab/><text:tab/>NY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3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3">Published Every Friday<text:tab/><text:tab/><text:tab/><text:tab/><text:tab/><text:tab/><text:tab/><text:tab/>Telephone: 243, 39th/</text:p>
      <text:p text:style-name="P2">Publication Office/</text:p>
      <text:p text:style-name="P2">The American Hebrew,/</text:p>
      <text:p text:style-name="P2">498-500 Third Avenue./</text:p>
      <text:p text:style-name="P4">New York, May 14, 1891./</text:p>
      <text:p text:style-name="P3">Rev. Dr. S. Morais,/</text:p>
      <text:p text:style-name="P3"><text:tab/>Phila., Pa./</text:p>
      <text:p text:style-name="P3"><text:tab/><text:tab/>Dear Doctor:-/</text:p>
      <text:p text:style-name="P3"><text:tab/><text:tab/><text:tab/>By an oversight I have omitted to write you/ to ask if you could contribute to our columns an article on "The/ Characteristics of Jewish Home Life" for a special number we will/ issue next week. <text:s/>I do not know how I forgot about it, but I have/ been so busily engaged the past four weeks that it was only in/ going over the plan in view that I noticed the omission. <text:s/>The en-/closed circular will give you an idea of what the special number/ will contain, in addition to which will be given the <text:soft-page-break/>addresses de-/livered at the opening of the Semitic Museum of Harvard this week./ <text:s/>We would very much indeed like to have you give us an article on/ the subject indicated and, as it is one that you can readily handle/ without special preparation, we doubt not you will oblige us. <text:s/>It/ need not exceed two columns, but can make as much more as you deem/ necessary./</text:p>
      <text:p text:style-name="P3"><text:tab/>What we would like to have you treat on in the article will/ simply be the affection of the Jew for his home and its surround-/ings, the attachment existing between parents and children, how this/</text:p>
      <text:p text:style-name="P3"/>
      <text:p text:style-name="P3">[Page 2]</text:p>
      <text:p text:style-name="P3">is due to the religious spirit dominating the home, and which has/ been the preservation of Israel./</text:p>
      <text:p text:style-name="P3"><text:tab/>The time is short, I know, but I hope you will oblige us. <text:s/>If/ you could possibly mail it on Sunday night, we would especially/ appreciate it. <text:s/>We would also be pleased to know how many extra/ copies of the issue you would like to have for your use, which we/ will be pleased to send you./</text:p>
      <text:p text:style-name="P3"><text:tab/>Sincerely yours,/ Philip Cowen/</text:p>
      <text:p text:style-name="P3"/>
      <text:p text:style-name="P3">[Page 3]</text:p>
      <text:p text:style-name="P3">LEADING FEATURES OF/</text:p>
      <text:p text:style-name="P2">SPECIAL ISSUE/</text:p>
      <text:p text:style-name="P2">THE AMERICAN HEBREW,/</text:p>
      <text:p text:style-name="P7">To be published on Friday, May 15th, devoted to the subject,/</text:p>
      <text:p text:style-name="P7"><text:span text:style-name="T2">PROGRESS OF THE JEW./</text:span></text:p>
      <text:p text:style-name="P8"><text:span text:style-name="T2"><text:tab/>I. </text:span>The Jew in Business.<text:span text:style-name="T2">/</text:span></text:p>
      <text:p text:style-name="P8"><text:span text:style-name="T2"><text:tab/><text:tab/>Giving an account of his early training for business characteristics/ and treating of his <text:tab/><text:tab/><text:tab/><text:tab/>frugality, patience, perseverance,/ etc., etc., the amount of capital controlled by <text:tab/><text:tab/><text:tab/><text:tab/>the Jews in/ business in New York in various branches of trade, etc., and/ its <text:tab/><text:tab/><text:tab/><text:tab/>growth in the past twenty years./</text:span></text:p>
      <text:p text:style-name="P8"><text:span text:style-name="T2"><text:tab/><text:tab/>In connection with this will be published a consensus of opinion/ by prominent <text:tab/><text:tab/><text:tab/><text:tab/><text:tab/>merchants and others on the business methods,/ energy and reliability, etc., of the <text:tab/><text:tab/><text:tab/>Jew in business./</text:span></text:p>
      <text:p text:style-name="P8"><text:span text:style-name="T2"><text:tab/>II. </text:span>The Jew in Finance<text:span text:style-name="T2">.<text:tab/>J. S. Moore/</text:span></text:p>
      <text:p text:style-name="P8"><text:span text:style-name="T2"><text:tab/>III. </text:span>The Jew in Literature<text:span text:style-name="T2">.<text:tab/>Rev R Grossman/</text:span></text:p>
      <text:p text:style-name="P8"><text:span text:style-name="T2"><text:tab/>IV. </text:span>The Jew in Art.<text:span text:style-name="T2"><text:tab/><text:tab/>Prof S Woolf/</text:span></text:p>
      <text:p text:style-name="P8"><text:span text:style-name="T2"><text:tab/>V. </text:span>The Jew in Music<text:span text:style-name="T2">.<text:tab/><text:tab/>H E Krehbiel/</text:span></text:p>
      <text:p text:style-name="P8"><text:span text:style-name="T2"><text:tab/>VI. </text:span>The Jew and the Humanities.<text:span text:style-name="T2"><text:tab/>Mrs. M. D. Louis/</text:span></text:p>
      <text:p text:style-name="P8"><text:span text:style-name="T2"><text:tab/><text:tab/>Giving an account of various Charities and the amount of/ money annually given, etc./</text:span></text:p>
      <text:p text:style-name="P8"><text:span text:style-name="T2"><text:tab/>VII. </text:span>The Jew in Medicine<text:span text:style-name="T2">.<text:tab/>Dr H P Mendes/</text:span></text:p>
      <text:p text:style-name="P8"><text:span text:style-name="T2"><text:tab/>VIII. </text:span>The Jew in Law.<text:span text:style-name="T2"><text:tab/><text:tab/>D P Hays/</text:span></text:p>
      <text:p text:style-name="P8"><text:span text:style-name="T2"><text:tab/>IX. </text:span>The Jew in Education<text:span text:style-name="T2">.<text:tab/>H M Leipziger/</text:span></text:p>
      <text:p text:style-name="P8"><text:span text:style-name="T2"><text:tab/>X. </text:span>General Characteristics of Jewish. Life, etc./</text:p>
      <text:p text:style-name="P8"><text:span text:style-name="T2"><text:tab/><text:tab/>These together will form a series of subjects that will make this/ issue the most valuable <text:tab/><text:tab/><text:tab/>and interesting ever published by us.<text:tab/><text:tab/>Dr S.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3T14:24:25.03</meta:creation-date>
    <dc:date>2011-11-23T14:38:08.14</dc:date>
    <dc:creator>Penn Libraries</dc:creator>
    <meta:editing-duration>PT00H13M4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95" meta:word-count="689" meta:character-count="4203"/>
  </office:meta>
</office:document-meta>
</file>